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Config.getHandl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.HandlerConfig( String handlerClass , CustomPropertyConfig [ ] custom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Config.getCusto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